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9a7" officeooo:paragraph-rsid="0006f9a7"/>
    </style:style>
    <style:style style:name="P2" style:family="paragraph" style:parent-style-name="Standard">
      <style:text-properties officeooo:rsid="0006f9a7" officeooo:paragraph-rsid="000808f0"/>
    </style:style>
    <style:style style:name="P3" style:family="paragraph" style:parent-style-name="Standard">
      <style:text-properties officeooo:rsid="000a6322" officeooo:paragraph-rsid="000a6322"/>
    </style:style>
    <style:style style:name="T1" style:family="text">
      <style:text-properties fo:color="#c9211e" loext:opacity="100%"/>
    </style:style>
    <style:style style:name="T2" style:family="text">
      <style:text-properties fo:color="#ff3838" loext:opacity="100%"/>
    </style:style>
    <style:style style:name="T3" style:family="text">
      <style:text-properties fo:color="#000000" loext:opacity="100%"/>
    </style:style>
    <style:style style:name="T4" style:family="text">
      <style:text-properties officeooo:rsid="000808f0"/>
    </style:style>
    <style:style style:name="T5" style:family="text">
      <style:text-properties officeooo:rsid="00091d64"/>
    </style:style>
    <style:style style:name="T6" style:family="text">
      <style:text-properties officeooo:rsid="0009a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 6 – EBAC</text:p>
      <text:p text:style-name="P1"/>
      <text:p text:style-name="P1">Respostas</text:p>
      <text:p text:style-name="P1"/>
      <text:p text:style-name="P1"/>
      <text:p text:style-name="P1">1. Resolva as operações:</text:p>
      <text:p text:style-name="P1">● 10 + 15 =<text:span text:style-name="T3"> number</text:span></text:p>
      <text:p text:style-name="P1">● “10” + 2 = string</text:p>
      <text:p text:style-name="P1">● “10” * 2 =<text:span text:style-name="T4">number</text:span></text:p>
      <text:p text:style-name="P1">● “10” / 3 =<text:span text:style-name="T4">nu<text:tab/>mber</text:span></text:p>
      <text:p text:style-name="P1">● “10” % 3 =<text:span text:style-name="T4">nuber</text:span></text:p>
      <text:p text:style-name="P1">● 10 + true =boolean</text:p>
      <text:p text:style-name="P2">● 10 == ”10” =boolean</text:p>
      <text:p text:style-name="P2">● 10 === “10” =boolean</text:p>
      <text:p text:style-name="P2">● 10 &lt; 11 =boolean</text:p>
      <text:p text:style-name="P2">● 10 &gt; 12 =boolean</text:p>
      <text:p text:style-name="P2">● 10 &lt;= 10.1 =boolean</text:p>
      <text:p text:style-name="P2">● 10 &gt; 9.99 =boolean</text:p>
      <text:p text:style-name="P1">● 10 != “dez” =<text:span text:style-name="T5">true</text:span></text:p>
      <text:p text:style-name="P1">● 10 + true =<text:span text:style-name="T5">number</text:span></text:p>
      <text:p text:style-name="P1">● “dez” + true =<text:span text:style-name="T6">string</text:span></text:p>
      <text:p text:style-name="P1">● 10 + false = <text:span text:style-name="T6">number</text:span></text:p>
      <text:p text:style-name="P1">● 10 * false =<text:span text:style-name="T6">number</text:span></text:p>
      <text:p text:style-name="P1">● true + true = <text:span text:style-name="T6">number</text:span></text:p>
      <text:p text:style-name="P1">● 10++ =<text:span text:style-name="T6">invalid</text:span></text:p>
      <text:p text:style-name="P1">● 10-- =<text:span text:style-name="T6">invalid</text:span></text:p>
      <text:p text:style-name="P1">● 1&amp;1=<text:span text:style-name="T6">number</text:span></text:p>
      <text:p text:style-name="P1">● 1&amp;0=<text:span text:style-name="T6">number</text:span></text:p>
      <text:p text:style-name="P1">● 0&amp;0=<text:span text:style-name="T6">number</text:span></text:p>
      <text:p text:style-name="P1">● 1&amp;0=<text:span text:style-name="T6">number</text:span></text:p>
      <text:p text:style-name="P1">● 0/1=<text:span text:style-name="T6">number</text:span></text:p>
      <text:p text:style-name="P1">● 5 + 5 == 10 =<text:span text:style-name="T6">boolean</text:span></text:p>
      <text:p text:style-name="P1">● “5” + ”5” == 10 =<text:span text:style-name="T6">boolean</text:span></text:p>
      <text:p text:style-name="P1">● “5” * 2 &gt; 9 =<text:span text:style-name="T6">boolean</text:span></text:p>
      <text:p text:style-name="P1">● (10 + 10) * 2 =<text:span text:style-name="T6">number</text:span></text:p>
      <text:p text:style-name="P1">● 10 + 10 * 2 =<text:span text:style-name="T6">number</text:span></text:p>
      <text:p text:style-name="P1"/>
      <text:p text:style-name="P1"/>
      <text:p text:style-name="P3">2 - </text:p>
      <text:p text:style-name="P3">Respostas </text:p>
      <text:p text:style-name="P3"/>
      <text:p text:style-name="P3">a)false</text:p>
      <text:p text:style-name="P3">b)false</text:p>
      <text:p text:style-name="P3">c)true</text:p>
      <text:p text:style-name="P3">d)cinza</text:p>
      <text:p text:style-name="P3">e)o numero de pretação é 36</text:p>
      <text:p text:style-name="P3">f)O número de caracteres é 16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2:04:13.068265054</meta:creation-date>
    <dc:date>2023-12-09T12:58:43.229107432</dc:date>
    <meta:editing-duration>PT13M49S</meta:editing-duration>
    <meta:editing-cycles>1</meta:editing-cycles>
    <meta:document-statistic meta:table-count="0" meta:image-count="0" meta:object-count="0" meta:page-count="1" meta:paragraph-count="41" meta:word-count="173" meta:character-count="706" meta:non-whitespace-character-count="571"/>
    <meta:generator>LibreOffice/7.3.7.2$Linux_X86_64 LibreOffice_project/30$Build-2</meta:generator>
  </office:meta>
</office:document-meta>
</file>